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nux Biolinum Capitals" svg:font-family="'Linux Biolinum Capitals'" style:font-adornments="Bold Small Cap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Modélisation UML</text:p>
      <text:p text:style-name="P1">Gestion des stages</text:p>
      <text:h text:style-name="Heading_20_1" text:outline-level="1">Cas d'utilisation :</text:h>
      <text:p text:style-name="Text_20_body">Effectuer une recherche d'entreprise.</text:p>
      <text:h text:style-name="Heading_20_1" text:outline-level="1">Acteur principal :</text:h>
      <text:p text:style-name="Text_20_body">utilisateur (élève &amp; webmaster)</text:p>
      <text:h text:style-name="Heading_20_1" text:outline-level="1">Acteur secondaire :</text:h>
      <text:p text:style-name="Text_20_body">aucun</text:p>
      <text:h text:style-name="Heading_20_1" text:outline-level="1">Objectifs :</text:h>
      <text:p text:style-name="Text_20_body">L'utilisateur recherche une entreprise dans la base, via un champ de recherche, afin d'obtenir ses informations liées ainsi que les stages réalisés.</text:p>
      <text:h text:style-name="Heading_20_1" text:outline-level="1">Préconditions :</text:h>
      <text:list xml:id="list20822143881" text:style-name="L1">
        <text:list-item>
          <text:p text:style-name="P2">L'utilisateur doit s'être enregistré</text:p>
        </text:list-item>
      </text:list>
      <text:h text:style-name="Heading_20_1" text:outline-level="1">Postconditions :</text:h>
      <text:list xml:id="list1488968905" text:style-name="L2">
        <text:list-item>
          <text:p text:style-name="P3">Enregistrer les critères de recherche pour de future suggestions</text:p>
        </text:list-item>
      </text:list>
      <text:h text:style-name="Heading_20_1" text:outline-level="1">Scénario nominal :</text:h>
      <text:list xml:id="list908050709" text:style-name="L3">
        <text:list-item>
          <text:p text:style-name="P4">L'utilisateur envois le nom d'une entreprise, d'une ville ou d'un ou plusieurs domaines d'activité,</text:p>
        </text:list-item>
        <text:list-item>
          <text:p text:style-name="P4">L'application lui retourne la liste des entreprises correspondant à sa recherche, trié par défaut en alphabétique ou par le paramètre demandé,</text:p>
        </text:list-item>
        <text:list-item>
          <text:p text:style-name="P4">L'utilisateur consulte une entreprise et renvois vers le cas d'utilisation « consulter une entreprise »</text:p>
        </text:list-item>
      </text:list>
      <text:h text:style-name="Heading_20_1" text:outline-level="1">Alternative :</text:h>
      <text:p text:style-name="Text_20_body"><text:tab/>2.a Il n'y a pas d'entreprise qui correspond à sa recherche,</text:p>
      <text:list xml:id="list177232279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Message d'erreur et proposition de recherche proche,</text:p>
                        </text:list-item>
                        <text:list-item>
                          <text:p text:style-name="P5">Retour à l'étape S. nominal 1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tab/>2.b Il y a trop de résultat qui correspondent à la recherche.</text:p>
      <text:list xml:id="list763116442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Le système renvois vers la recherche avancé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Exigences supplémentaires :</text:h>
      <text:list xml:id="list177009759" text:style-name="L6">
        <text:list-item>
          <text:p text:style-name="P7">La recherche doit aboutir en moins de 5 seconde pour 99 % des c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nux Biolinum Capitals" svg:font-family="'Linux Biolinum Capitals'" style:font-adornments="Bold Small Cap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style:font-name="Linux Biolinum Capitals" fo:font-size="16pt" fo:font-weight="bold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color="#6b4794" style:font-name="Linux Biolinum Capitals" fo:font-size="14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</meta:initial-creator>
    <meta:creation-date>2013-09-26T09:44:51</meta:creation-date>
    <dc:date>2013-10-10T11:11:04</dc:date>
    <dc:creator>benoit </dc:creator>
    <meta:editing-duration>PT31M56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1" meta:paragraph-count="26" meta:word-count="188" meta:character-count="1184" meta:non-whitespace-character-count="1029"/>
  </office:meta>
</office:document-meta>
</file>